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2.26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MODELO_20_DE_20_ESCOPO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DE ESCOP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MODELO DE ESCOPO DE PROJETO</text:p>
          </table:table-cell>
          <table:covered-table-cell table:number-columns-repeated="7" table:style-name="ce11"/>
          <table:covered-table-cell table:style-name="ce24"/>
          <table:table-cell table:number-columns-repeated="1015"/>
        </table:table-row>
        <table:table-row table:style-name="ro1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3" office:value-type="string" calcext:value-type="string">
            <text:p>INSTITUIÇÃO</text:p>
          </table:table-cell>
          <table:table-cell table:style-name="ce13" office:value-type="string" calcext:value-type="string" table:number-columns-spanned="8" table:number-rows-spanned="1">
            <text:p>FACULDADE CCI </text:p>
          </table:table-cell>
          <table:covered-table-cell table:number-columns-repeated="6" table:style-name="ce18"/>
          <table:covered-table-cell table:style-name="ce26"/>
          <table:table-cell table:number-columns-repeated="101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13" office:value-type="string" calcext:value-type="string" table:number-columns-spanned="8" table:number-rows-spanned="1">
            <text:p>LUIZ PAULO</text:p>
          </table:table-cell>
          <table:covered-table-cell table:number-columns-repeated="6" table:style-name="ce18"/>
          <table:covered-table-cell table:style-name="ce26"/>
          <table:table-cell table:number-columns-repeated="1015"/>
        </table:table-row>
        <table:table-row table:style-name="ro1">
          <table:table-cell table:style-name="ce3" office:value-type="string" calcext:value-type="string">
            <text:p>NOME DO PROJETO</text:p>
          </table:table-cell>
          <table:table-cell table:style-name="ce13" office:value-type="string" calcext:value-type="string" table:number-columns-spanned="8" table:number-rows-spanned="1">
            <text:p>SELVA VEÍCULOS - LOCADORA DE VEÍCULOS</text:p>
          </table:table-cell>
          <table:covered-table-cell table:number-columns-repeated="6" table:style-name="ce18"/>
          <table:covered-table-cell table:style-name="ce26"/>
          <table:table-cell table:number-columns-repeated="1015"/>
        </table:table-row>
        <table:table-row table:style-name="ro1">
          <table:table-cell table:style-name="ce4" office:value-type="string" calcext:value-type="string">
            <text:p>NÚMERO DE VERSÕES</text:p>
          </table:table-cell>
          <table:table-cell table:style-name="ce14" office:value-type="string" calcext:value-type="string" table:number-columns-spanned="8" table:number-rows-spanned="1">
            <text:p>1 (PRIMEIRA VERSÃO, PODENDO TER REVISÕES FUTURAS)</text:p>
          </table:table-cell>
          <table:covered-table-cell table:number-columns-repeated="6" table:style-name="ce19"/>
          <table:covered-table-cell table:style-name="ce27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JUSTIFICATIVA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9" table:number-rows-spanned="3">
            <text:p>O projeto surgiu da necessidade da locadora de automóveis "Selva Veículos" em aprimorar seu processo de locação de veículos e a gestão do negócio. Atualmente, a empresa enfrenta desafios em gerenciar reservas, controle de veículos e dados de clientes de forma eficiente. A proposta do projeto é desenvolver um site que otimize essas operações, melhore a experiência do usuário e permita um gerenciamento mais ágil e seguro. A solução será baseada em práticas modernas de desenvolvimento web e tecnologia acessível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2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OBJETIVOS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9" table:number-rows-spanned="3">
            <text:p>Levantamento de requisitos: Identificação das principais funcionalidades necessárias, como cadastro de clientes, gestão de veículos e sistema de reservas.</text:p>
            <text:p>Planejamento e cronograma: Utilização de ferramentas como diagrama de Gantt para definir etapas de desenvolvimento e prazos.</text:p>
            <text:p>Desenvolvimento: Criação do site em etapas, incluindo front-end (HTML, CSS, JavaScript) e back-end (PHP) integrado a um banco de dados (MySQL).</text:p>
            <text:p>Entrega final: Implementação do site funcional e entrega da documentação técnica e do manual de uso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3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LIMITES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9" table:number-rows-spanned="3">
            <text:p>Funcionalidades de login seguro e autenticação de usuários. Gestão de clientes e veículos. Sistema de reservas online e painel administrativo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DESCRIÇÃO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9" table:number-rows-spanned="3">
            <text:p>O site será uma plataforma web que permitirá aos usuários da "Selva Veículos" realizar reservas de veículos, gerenciar suas contas e consultar as opções de locação. Para a administração, haverá um painel que permite gerenciar a frota de veículos, registrar clientes e monitorar as reservas de forma detalhada. A interface será projetada para ser intuitiva e fácil de usar, com um design responsivo que se adapta a diferentes dispositivos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CRITÉRIOS DE AVALIAÇÃO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3">
            <text:p>As funcionalidades devem atender aos requisitos levantados, com login seguro, sistema de reservas, e gerenciamento de veículos.</text:p>
            <text:p>Testes de usabilidade devem ser realizados para garantir a satisfação do usuário.</text:p>
            <text:p>O sistema deve ser capaz de gerar relatórios de locações e permitir atualizações de cadastro de veículos e clientes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RESTRIÇÃO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4">
            <text:p>Tecnologias a serem utilizadas: HTML, CSS, JavaScript, PHP, MySQL.</text:p>
            <text:p>Custos previstos: O desenvolvimento será realizado com ferramentas gratuitas e de código aberto, minimizando os custos. Possíveis custos com servidores de hospedagem e domínio serão considerados fora do escopo inicial.</text:p>
          </table:table-cell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7"/>
          <table:covered-table-cell table:number-columns-repeated="7"/>
          <table:covered-table-cell table:style-name="ce28"/>
          <table:table-cell table:number-columns-repeated="1015"/>
        </table:table-row>
        <table:table-row table:style-name="ro1">
          <table:covered-table-cell table:style-name="ce2"/>
          <table:covered-table-cell table:number-columns-repeated="7"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EQUIPE:</text:p>
          </table:table-cell>
          <table:covered-table-cell table:number-columns-repeated="7" table:style-name="ce15"/>
          <table:covered-table-cell table:style-name="ce20"/>
          <table:table-cell table:number-columns-repeated="1015"/>
        </table:table-row>
        <table:table-row table:style-name="ro1">
          <table:table-cell table:style-name="ce9" office:value-type="string" calcext:value-type="string">
            <text:p>NOME</text:p>
          </table:table-cell>
          <table:table-cell table:style-name="ce16" office:value-type="string" calcext:value-type="string" table:number-columns-spanned="4" table:number-rows-spanned="1">
            <text:p><text:s/>Wender Luiz Ribeiro dos Santos</text:p>
          </table:table-cell>
          <table:covered-table-cell table:number-columns-repeated="2" table:style-name="ce12"/>
          <table:covered-table-cell table:style-name="ce21"/>
          <table:table-cell table:style-name="ce22" office:value-type="string" calcext:value-type="string">
            <text:p>wenderlribeiro@gmail.com</text:p>
          </table:table-cell>
          <table:table-cell table:style-name="ce23" table:number-columns-spanned="3" table:number-rows-spanned="1"/>
          <table:covered-table-cell table:style-name="ce12"/>
          <table:covered-table-cell table:style-name="ce25"/>
          <table:table-cell table:number-columns-repeated="1015"/>
        </table:table-row>
        <table:table-row table:style-name="ro1">
          <table:table-cell table:style-name="ce10" office:value-type="string" calcext:value-type="string">
            <text:p>DATA ENTREGA</text:p>
          </table:table-cell>
          <table:table-cell table:style-name="ce17" office:value-type="string" calcext:value-type="string" table:number-columns-spanned="3" table:number-rows-spanned="1">
            <text:p>Brasília, 30 de Dezembro de 2024</text:p>
          </table:table-cell>
          <table:covered-table-cell table:style-name="ce15"/>
          <table:covered-table-cell table:style-name="ce20"/>
          <table:table-cell table:number-columns-repeated="102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ELO_20_DE_20_ESCOPO" style:display-name="PageStyle_MODELO DE ESCO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